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6.907cm"/>
    </style:style>
    <style:style style:name="co5" style:family="table-column">
      <style:table-column-properties fo:break-before="auto" style:column-width="5.313cm"/>
    </style:style>
    <style:style style:name="co6" style:family="table-column">
      <style:table-column-properties fo:break-before="auto" style:column-width="7.271cm"/>
    </style:style>
    <style:style style:name="co7" style:family="table-column">
      <style:table-column-properties fo:break-before="auto" style:column-width="4.025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1.7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1.933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49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0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32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3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rebuchet MS" fo:font-size="9pt" style:font-name-asian="Trebuchet MS" style:font-size-asian="9pt" style:font-name-complex="Trebuchet MS" style:font-size-complex="9pt"/>
    </style:style>
    <style:style style:name="ce2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rebuchet MS" fo:font-size="9pt" style:font-name-asian="Trebuchet MS" style:font-size-asian="9pt" style:font-name-complex="Trebuchet MS" style:font-size-complex="9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Trebuchet MS" style:font-name-asian="Trebuchet MS" style:font-name-complex="Trebuchet MS"/>
    </style:style>
    <style:style style:name="ce80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" style:font-name-asian="Trebuchet MS" style:font-name-complex="Trebuchet MS"/>
    </style:style>
    <style:style style:name="ce8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82" style:family="table-cell" style:parent-style-name="Default" style:data-style-name="N36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" style:font-name-asian="Trebuchet MS" style:font-name-complex="Trebuchet MS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rebuchet MS" style:font-name-asian="Trebuchet MS" style:font-name-complex="Trebuchet MS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rebuchet M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026cm" svg:stroke-color="#000000" draw:marker-start="Fin_20_de_20_línea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98cm" fo:min-width="12.36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F46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Estado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1" office:value-type="string" calcext:value-type="string">
            <text:p>Ok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2" office:value-type="string" calcext:value-type="string">
            <text:p>Fail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2" office:value-type="string" calcext:value-type="string">
            <text:p>N/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61"/>
        </table:table-row>
        <table:table-row table:style-name="ro1">
          <table:table-cell table:number-columns-repeated="2"/>
          <table:table-cell table:style-name="ce33"/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2"/>
        <table:table-column table:style-name="co9" table:default-cell-style-name="ce44"/>
        <table:table-column table:style-name="co10" table:number-columns-repeated="247" table:default-cell-style-name="ce44"/>
        <table:table-column table:style-name="co10" table:number-columns-repeated="767" table:default-cell-style-name="Default"/>
        <table:table-row table:style-name="ro2">
          <table:table-cell table:style-name="ce51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 table:style-name="ce51"/>
          <table:table-cell table:number-columns-repeated="1014"/>
        </table:table-row>
        <table:table-header-rows>
          <table:table-row table:style-name="ro1">
            <table:table-cell table:style-name="ce6"/>
            <table:table-cell table:style-name="ce17"/>
            <table:table-cell table:style-name="ce18" table:number-columns-repeated="3"/>
            <table:table-cell table:style-name="ce39"/>
            <table:table-cell table:style-name="ce19" table:number-columns-repeated="1015"/>
          </table:table-row>
          <table:table-row table:style-name="ro1" table:number-rows-repeated="2">
            <table:table-cell table:style-name="ce7"/>
            <table:table-cell table:style-name="ce18" table:number-columns-repeated="4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8" office:value-type="string" calcext:value-type="string" table:number-columns-spanned="2" table:number-rows-spanned="1">
              <text:p>Profesor</text:p>
            </table:table-cell>
            <table:covered-table-cell table:style-name="ce87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80" office:value-type="string" calcext:value-type="string" table:number-columns-spanned="2" table:number-rows-spanned="1">
              <text:p>UD5. .NET MAUI</text:p>
            </table:table-cell>
            <table:covered-table-cell table:style-name="ce87"/>
            <table:table-cell table:style-name="ce19" table:number-columns-repeated="1016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.868cm" svg:height="1.958cm" svg:x="9.618cm" svg:y="3.226cm" draw:caption-point-x="4.577cm" draw:caption-point-y="0.301c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80" office:value-type="string" calcext:value-type="string" table:number-columns-spanned="2" table:number-rows-spanned="1">
                <text:p>UD5T2</text:p>
              </table:table-cell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81" office:value-type="string" calcext:value-type="string" table:number-columns-spanned="2" table:number-rows-spanned="1">
                <text:p>Tarea 2</text:p>
              </table:table-cell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80" office:value-type="string" calcext:value-type="string" table:number-columns-spanned="2" table:number-rows-spanned="1">
                <text:p>Profesor</text:p>
              </table:table-cell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80" office:value-type="string" calcext:value-type="string" table:number-columns-spanned="2" table:number-rows-spanned="1">
                <text:p>Verónica González Pons</text:p>
              </table:table-cell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80" office:value-type="string" calcext:value-type="string" table:number-columns-spanned="2" table:number-rows-spanned="1">
                <text:p>Verónica González Pons</text:p>
              </table:table-cell>
              <table:covered-table-cell table:style-name="ce87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82" office:value-type="date" office:date-value="2024-02-01" calcext:value-type="date" table:number-columns-spanned="2" table:number-rows-spanned="1">
                <text:p>01/02/2024</text:p>
              </table:table-cell>
              <table:covered-table-cell table:style-name="ce87"/>
              <table:table-cell table:style-name="ce19" table:number-columns-repeated="1016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29"/>
            <table:table-cell table:style-name="ce35"/>
            <table:table-cell table:style-name="ce38"/>
            <table:table-cell table:style-name="ce19" table:number-columns-repeated="1016"/>
          </table:table-row>
          <table:table-row table:style-name="ro3">
            <table:table-cell table:style-name="ce9"/>
            <table:table-cell table:style-name="ce21"/>
            <table:table-cell table:style-name="ce30"/>
            <table:table-cell table:style-name="ce36"/>
            <table:table-cell table:style-name="ce30"/>
            <table:table-cell table:style-name="ce40"/>
            <table:table-cell table:style-name="ce43"/>
            <table:table-cell table:style-name="ce45" table:number-columns-repeated="1014"/>
          </table:table-row>
        </table:table-header-rows>
        <table:table-row table:style-name="ro1">
          <table:table-cell table:style-name="ce56"/>
          <table:table-cell table:style-name="ce70" table:number-columns-repeated="6"/>
          <table:table-cell table:style-name="ce22" table:number-columns-repeated="1014"/>
        </table:table-row>
        <table:table-row table:style-name="ro1">
          <table:table-cell table:style-name="ce11"/>
          <table:table-cell table:style-name="ce23"/>
          <table:table-cell table:style-name="ce86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86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4">
            <table:table-cell table:style-name="ce13" office:value-type="string" calcext:value-type="string">
              <text:p>1.1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aspecto visual es el mismo que en el indicado en el diseñ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1.2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Altura muestra el valor 25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1.3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Peso muestra el valor 50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4</text:p>
            </table:table-cell>
            <table:table-cell table:style-name="ce69" office:value-type="string" calcext:value-type="string">
              <text:p>Presentación correcta de etiqueta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sección de la altura muestra la etiqueta “Altura (cm)”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5</text:p>
            </table:table-cell>
            <table:table-cell table:style-name="ce69" office:value-type="string" calcext:value-type="string">
              <text:p>Presentación correcta de etiqueta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sección del peso muestra la etiqueta “Peso (Kg)”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6</text:p>
            </table:table-cell>
            <table:table-cell table:style-name="ce69" office:value-type="string" calcext:value-type="string">
              <text:p>Presentación correcta de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control muestra un rango de valores desde 25 hasta 250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7</text:p>
            </table:table-cell>
            <table:table-cell table:style-name="ce69" office:value-type="string" calcext:value-type="string">
              <text:p>Presentación correcta de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control muestra un rango de valores desde 50 hasta 150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8</text:p>
            </table:table-cell>
            <table:table-cell table:style-name="ce69" office:value-type="string" calcext:value-type="string">
              <text:p>Presentación correcta de etiqueta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etiqueta del resultado muestra: “BMI: Obesidad Clase III”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6">
            <table:table-cell table:style-name="ce13" office:value-type="string" calcext:value-type="string">
              <text:p>1.9</text:p>
            </table:table-cell>
            <table:table-cell table:style-name="ce69" office:value-type="string" calcext:value-type="string">
              <text:p>Presentación correcta de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Se muestra el control radial con los mismo colores y tamaño que en el diseño, con la aguja apuntando al rojo oscuro.</text:p>
            </table:table-cell>
            <table:table-cell table:style-name="ce25"/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</table:table-row-group>
        <table:table-row table:style-name="ro1">
          <table:table-cell table:style-name="ce10"/>
          <table:table-cell table:style-name="ce22" table:number-columns-repeated="1020"/>
        </table:table-row>
        <table:table-row table:style-name="ro1">
          <table:table-cell table:style-name="ce11"/>
          <table:table-cell table:style-name="ce23"/>
          <table:table-cell table:style-name="ce86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86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7">
            <table:table-cell table:style-name="ce13" office:value-type="string" calcext:value-type="string">
              <text:p>2.1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a la derecha del todo.</text:p>
              <text:p>Situa el control del peso a la derecha del todo.</text:p>
            </table:table-cell>
            <table:table-cell table:style-name="ce69" office:value-type="string" calcext:value-type="string">
              <text:p>El control de la altura muestra el valor 250.</text:p>
              <text:p>El control del peso muestra el valor 150.</text:p>
              <text:p>La etiqueta del resultado muestra: “BMI: Normal”.</text:p>
              <text:p>La aguja apunta al verde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2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75.</text:p>
              <text:p>Situa el control del peso sobre el valor 70.</text:p>
            </table:table-cell>
            <table:table-cell table:style-name="ce69" office:value-type="string" calcext:value-type="string">
              <text:p>El control de la altura muestra el valor 175.</text:p>
              <text:p>El control del peso muestra el valor 70.</text:p>
              <text:p>La etiqueta del resultado muestra: “BMI: Normal”.</text:p>
              <text:p>La aguja apunta al verde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3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250.</text:p>
              <text:p>Situa el control del peso sobre el valor 50.</text:p>
            </table:table-cell>
            <table:table-cell table:style-name="ce69" office:value-type="string" calcext:value-type="string">
              <text:p>El control de la altura muestra el valor 250.</text:p>
              <text:p>El control del peso muestra el valor 50.</text:p>
              <text:p>La etiqueta del resultado muestra: “BMI: Delgado Severo”.</text:p>
              <text:p>La aguja apunta al azul oscur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4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25.</text:p>
              <text:p>Situa el control del peso sobre el valor 150.</text:p>
            </table:table-cell>
            <table:table-cell table:style-name="ce69" office:value-type="string" calcext:value-type="string">
              <text:p>El control de la altura muestra el valor 25.</text:p>
              <text:p>El control del peso muestra el valor 150.</text:p>
              <text:p>La etiqueta del resultado muestra: “BMI: Obesidad Clase III”.</text:p>
              <text:p>La aguja apunta al rojo oscur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5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55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55.</text:p>
              <text:p>La etiqueta del resultado muestra: “BMI: Delgado Moderado”.</text:p>
              <text:p>La aguja apunta al azul clar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6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59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59.</text:p>
              <text:p>La etiqueta del resultado muestra: “BMI: Delgado Medio”.</text:p>
              <text:p>La aguja apunta al verde oscur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7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91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91.</text:p>
              <text:p>La etiqueta del resultado muestra: “BMI: Sobrepeso”.</text:p>
              <text:p>La aguja apunta al naranja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8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108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108.</text:p>
              <text:p>La etiqueta del resultado muestra: “BMI: Obesidad Clase I”.</text:p>
              <text:p>La aguja apunta al rojo clar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7">
            <table:table-cell table:style-name="ce13" office:value-type="string" calcext:value-type="string">
              <text:p>2.9</text:p>
            </table:table-cell>
            <table:table-cell table:style-name="ce69" office:value-type="string" calcext:value-type="string">
              <text:p>Comprobar el funcionamiento correcto de la aplicación.</text:p>
            </table:table-cell>
            <table:table-cell table:style-name="ce69" office:value-type="string" calcext:value-type="string">
              <text:p>Situa el control de la altura sobre el valor 182.</text:p>
              <text:p>Situa el control del peso sobre el valor 125.</text:p>
            </table:table-cell>
            <table:table-cell table:style-name="ce69" office:value-type="string" calcext:value-type="string">
              <text:p>El control de la altura muestra el valor 182.</text:p>
              <text:p>El control del peso muestra el valor 125.</text:p>
              <text:p>La etiqueta del resultado muestra: “BMI: Obesidad Clase II”.</text:p>
              <text:p>La aguja apunta al rojo.</text:p>
            </table:table-cell>
            <table:table-cell table:style-name="ce25" office:value-type="string" calcext:value-type="string">
              <text:p>El esperad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</table:table-row-group>
        <table:table-row table:style-name="ro1">
          <table:table-cell table:style-name="ce14"/>
          <table:table-cell table:style-name="ce27"/>
          <table:table-cell table:style-name="ce22" table:number-columns-repeated="1019"/>
        </table:table-row>
        <table:table-row table:style-name="ro1">
          <table:table-cell table:style-name="ce11"/>
          <table:table-cell table:style-name="ce23"/>
          <table:table-cell table:style-name="ce86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86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5">
            <table:table-cell table:style-name="ce13" office:value-type="string" calcext:value-type="string">
              <text:p>3.1</text:p>
            </table:table-cell>
            <table:table-cell table:style-name="ce72" office:value-type="string" calcext:value-type="string">
              <text:p>NADA QUE CONTROLAR</text:p>
            </table:table-cell>
            <table:table-cell table:style-name="ce72" table:number-columns-repeated="3"/>
            <table:table-cell table:style-name="ce41" table:content-validation-name="val1" office:value-type="string" calcext:value-type="string">
              <text:p>N/A</text:p>
            </table:table-cell>
            <table:table-cell table:style-name="ce26"/>
            <table:table-cell table:style-name="ce47" table:number-columns-repeated="1014"/>
          </table:table-row>
        </table:table-row-group>
        <table:table-row table:style-name="ro1">
          <table:table-cell table:number-columns-repeated="1021"/>
        </table:table-row>
        <table:table-row table:style-name="ro1">
          <table:table-cell table:style-name="ce11"/>
          <table:table-cell table:style-name="ce23"/>
          <table:table-cell table:style-name="ce86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86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5">
            <table:table-cell table:style-name="ce13" office:value-type="string" calcext:value-type="string">
              <text:p>4.1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4.2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4.3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4.4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5">
            <table:table-cell table:style-name="ce13" office:value-type="string" calcext:value-type="string">
              <text:p>4.5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8">
            <table:table-cell table:style-name="ce16"/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</table:table-row-group>
        <table:table-row table:style-name="ro1" table:number-rows-repeated="1048524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range table:name="Excel_BuiltIn_Print_Area" table:base-cell-address="$Aux.$A$1" table:cell-range-address="$'Condiciones y Resultados'.$A:.$G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42:'Condiciones y Resultados'.F42 'Condiciones y Resultados'.F46:'Condiciones y Resultados'.F51 'Condiciones y Resultados'.F18:'Condiciones y Resultados'.F26 'Condiciones y Resultados'.F30:'Condiciones y Resultados'.F38">
            <calcext:condition calcext:apply-style-name="Excel_CondFormat_2_1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05P0" style:volatile="true">
      <number:number number:decimal-places="2" number:min-decimal-places="2" number:min-integer-digits="1" number:grouping="true"/>
    </number:number-style>
    <number:number-style style:name="N10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5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pta</number:text>
    </number:number-style>
    <number:number-style style:name="N13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pta</number:text>
    </number:number-style>
    <number:number-style style:name="N13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2" style:volatile="true">
      <number:text> </number:text>
      <number:fill-character> </number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2" style:volatile="true">
      <number:text> </number:text>
      <number:fill-character> </number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157E+308" style:apply-style-name="N157P0"/>
    </number:text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0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6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Aux" style:display-name="PageStyle_Au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ciones_20_y_20_Resultados" style:display-name="PageStyle_Condiciones y Resultados" style:page-layout-name="Mpm2">
      <style:header style:display="false"/>
      <style:header-left style:display="false"/>
      <style:header-firs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ondiciones de Prueba y Resultados Esperados</dc:title>
    <meta:initial-creator>Coritel</meta:initial-creator>
    <meta:creation-date>2000-12-11T12:36:19</meta:creation-date>
    <dc:date>2024-02-14T08:48:38.666000000</dc:date>
    <meta:print-date>2005-02-01T17:30:33</meta:print-date>
    <meta:editing-duration>PT3H36M54S</meta:editing-duration>
    <meta:editing-cycles>25</meta:editing-cycles>
    <meta:generator>LibreOffice/7.4.2.3$Windows_X86_64 LibreOffice_project/382eef1f22670f7f4118c8c2dd222ec7ad009daf</meta:generator>
    <meta:document-statistic meta:table-count="2" meta:cell-count="160" meta:object-count="0"/>
    <meta:user-defined meta:name="Content">Templates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